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estroy your weakest Pasta Minion. If you do, your most powerful Robot gains +2 Morale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le 18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Lasts 3 turns, limit 1 per deck. No further effec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18, then +2 Level to your strongest Shape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18, then +2 Morale to your strongest Shape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18, then your Shape Minions are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ld Car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now counts as every archetype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0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11:44:17.406477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1T12:00:24.160013298</dc:date>
    <meta:editing-duration>P5DT11H16M42S</meta:editing-duration>
    <meta:editing-cycles>781</meta:editing-cycles>
    <meta:document-statistic meta:table-count="10" meta:cell-count="1869" meta:object-count="0"/>
  </office:meta>
</office:document-meta>
</file>